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6.35cm" svg:y="1.905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.27cm" svg:x2="3.175cm" svg:y2="1.905cm">
          <text:p/>
        </draw:line>
        <draw:line draw:style-name="gr2" draw:text-style-name="P3" draw:layer="layout" svg:x1="8.255cm" svg:y1="1.27cm" svg:x2="8.255cm" svg:y2="1.905cm">
          <text:p/>
        </draw:line>
        <draw:custom-shape draw:style-name="gr1" draw:text-style-name="P2" draw:layer="layout" svg:width="3.81cm" svg:height="0.635cm" svg:x="10.795cm" svg:y="1.905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3.17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2.54cm" svg:x2="3.175cm" svg:y2="3.175cm">
          <text:p/>
        </draw:line>
        <draw:custom-shape draw:style-name="gr1" draw:text-style-name="P2" draw:layer="layout" svg:width="3.81cm" svg:height="0.635cm" svg:x="10.795cm" svg:y="3.175cm">
          <text:p text:style-name="P1"><text:span text:style-name="T1">CircularIte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cm" svg:y1="1.27cm" svg:x2="12.7cm" svg:y2="1.905cm">
          <text:p/>
        </draw:line>
        <draw:line draw:style-name="gr2" draw:text-style-name="P3" draw:layer="layout" svg:x1="12.7cm" svg:y1="2.54cm" svg:x2="12.7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2:50</dc:date>
    <dc:language>en-US</dc:language>
    <meta:editing-cycles>3</meta:editing-cycles>
    <meta:editing-duration>PT4M2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